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2.4444in" style:rel-width="100%" table:align="left"/>
    </style:style>
    <style:style style:name="Table4.A" style:family="table-column">
      <style:table-column-properties style:column-width="2.8625in" style:rel-column-width="3779*"/>
    </style:style>
    <style:style style:name="Table4.B" style:family="table-column">
      <style:table-column-properties style:column-width="9.5819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2.4444in" style:rel-width="100%" table:align="left"/>
    </style:style>
    <style:style style:name="Table5.A" style:family="table-column">
      <style:table-column-properties style:column-width="1.8118in" style:rel-column-width="4053*"/>
    </style:style>
    <style:style style:name="Table5.B" style:family="table-column">
      <style:table-column-properties style:column-width="10.6326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Table_20_Contents">
      <style:text-properties officeooo:paragraph-rsid="005f8123"/>
    </style:style>
    <style:style style:name="P25" style:family="paragraph" style:parent-style-name="Table_20_Contents">
      <style:text-properties fo:color="#c9211e" loext:opacity="100%"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7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28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0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officeooo:paragraph-rsid="006a280d"/>
    </style:style>
    <style:style style:name="P35" style:family="paragraph" style:parent-style-name="Text_20_body">
      <style:text-properties officeooo:rsid="005b0492" officeooo:paragraph-rsid="005b049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37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38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93880b" officeooo:paragraph-rsid="0093880b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1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2" style:family="paragraph" style:parent-style-name="Text_20_body">
      <style:text-properties fo:color="#000000" loext:opacity="100%" style:font-name="Lato Medium1" fo:font-size="10.5pt" fo:font-weight="normal" officeooo:rsid="00bf8da2" officeooo:paragraph-rsid="00bf8da2" style:font-size-asian="10.5pt" style:font-weight-asian="normal" style:font-size-complex="10.5pt" style:font-weight-complex="normal"/>
    </style:style>
    <style:style style:name="P43" style:family="paragraph" style:parent-style-name="Table_20_Contents">
      <style:text-properties officeooo:paragraph-rsid="0093880b"/>
    </style:style>
    <style:style style:name="P44" style:family="paragraph" style:parent-style-name="Table_20_Heading">
      <style:text-properties officeooo:paragraph-rsid="0093880b"/>
    </style:style>
    <style:style style:name="P45" style:family="paragraph" style:parent-style-name="Text_20_body">
      <style:text-properties officeooo:paragraph-rsid="0093880b"/>
    </style:style>
    <style:style style:name="P46" style:family="paragraph" style:parent-style-name="Table_20_Heading">
      <style:text-properties officeooo:rsid="008d5e97" officeooo:paragraph-rsid="008d5e97"/>
    </style:style>
    <style:style style:name="P47" style:family="paragraph" style:parent-style-name="Table_20_Heading">
      <style:text-properties officeooo:rsid="008d5e97" officeooo:paragraph-rsid="0093880b"/>
    </style:style>
    <style:style style:name="P48" style:family="paragraph" style:parent-style-name="Text_20_body">
      <style:text-properties officeooo:rsid="0079a0cb" officeooo:paragraph-rsid="0079a0cb"/>
    </style:style>
    <style:style style:name="P49" style:family="paragraph" style:parent-style-name="Text_20_body">
      <style:text-properties officeooo:rsid="008b85bc" officeooo:paragraph-rsid="008b85bc"/>
    </style:style>
    <style:style style:name="P50" style:family="paragraph" style:parent-style-name="Text_20_body">
      <style:text-properties officeooo:rsid="008b85bc" officeooo:paragraph-rsid="00957184"/>
    </style:style>
    <style:style style:name="P51" style:family="paragraph" style:parent-style-name="Text_20_body">
      <style:text-properties officeooo:rsid="00254e03" officeooo:paragraph-rsid="008b85bc"/>
    </style:style>
    <style:style style:name="P52" style:family="paragraph" style:parent-style-name="Text_20_body">
      <style:text-properties officeooo:rsid="0093880b" officeooo:paragraph-rsid="0093880b"/>
    </style:style>
    <style:style style:name="P53" style:family="paragraph" style:parent-style-name="Text_20_body">
      <style:text-properties officeooo:rsid="00a140b8" officeooo:paragraph-rsid="00a140b8"/>
    </style:style>
    <style:style style:name="P54" style:family="paragraph" style:parent-style-name="Text_20_body">
      <style:text-properties officeooo:rsid="00730302" officeooo:paragraph-rsid="00730302"/>
    </style:style>
    <style:style style:name="P55" style:family="paragraph" style:parent-style-name="Text_20_body">
      <style:text-properties officeooo:rsid="009f6c75" officeooo:paragraph-rsid="009f6c75"/>
    </style:style>
    <style:style style:name="P56" style:family="paragraph" style:parent-style-name="Text_20_body">
      <style:text-properties officeooo:paragraph-rsid="00a16369"/>
    </style:style>
    <style:style style:name="P57" style:family="paragraph" style:parent-style-name="Text_20_body">
      <style:text-properties officeooo:rsid="00a6f1fb" officeooo:paragraph-rsid="00a6f1fb"/>
    </style:style>
    <style:style style:name="P58" style:family="paragraph" style:parent-style-name="Preformatted_20_Text">
      <style:text-properties style:font-name="Bitstream Vera Sans Mono"/>
    </style:style>
    <style:style style:name="P59" style:family="paragraph" style:parent-style-name="Preformatted_20_Text">
      <style:text-properties officeooo:rsid="00ac73ed" officeooo:paragraph-rsid="00ac73ed"/>
    </style:style>
    <style:style style:name="P60" style:family="paragraph" style:parent-style-name="Standard">
      <style:text-properties officeooo:rsid="00ac73ed" officeooo:paragraph-rsid="00ac73ed"/>
    </style:style>
    <style:style style:name="P61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62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P63" style:family="paragraph" style:parent-style-name="Text_20_body">
      <style:text-properties officeooo:rsid="00a8cf11" officeooo:paragraph-rsid="00adc9ec"/>
    </style:style>
    <style:style style:name="P64" style:family="paragraph" style:parent-style-name="Standard">
      <loext:graphic-properties draw:fill-gradient-name="gradient" draw:fill-hatch-name="hatch"/>
      <style:paragraph-properties fo:line-height="150%"/>
      <style:text-properties officeooo:rsid="005f8123" officeooo:paragraph-rsid="00b8fa64"/>
    </style:style>
    <style:style style:name="P65" style:family="paragraph" style:parent-style-name="Text_20_body">
      <style:text-properties officeooo:paragraph-rsid="00b50d5f"/>
    </style:style>
    <style:style style:name="P66" style:family="paragraph" style:parent-style-name="Heading_20_1">
      <style:text-properties officeooo:rsid="0032860c" officeooo:paragraph-rsid="0032860c"/>
    </style:style>
    <style:style style:name="P67" style:family="paragraph" style:parent-style-name="Heading_20_2">
      <style:text-properties officeooo:paragraph-rsid="008b85bc"/>
    </style:style>
    <style:style style:name="P68" style:family="paragraph" style:parent-style-name="Heading_20_2">
      <style:text-properties officeooo:rsid="00a140b8" officeooo:paragraph-rsid="00a140b8"/>
    </style:style>
    <style:style style:name="P69" style:family="paragraph" style:parent-style-name="Heading_20_3">
      <style:text-properties officeooo:paragraph-rsid="00275870"/>
    </style:style>
    <style:style style:name="P70" style:family="paragraph" style:parent-style-name="Heading_20_3">
      <style:text-properties officeooo:rsid="00730302" officeooo:paragraph-rsid="00730302"/>
    </style:style>
    <style:style style:name="P71" style:family="paragraph" style:parent-style-name="Heading_20_3">
      <style:text-properties officeooo:rsid="00275870" officeooo:paragraph-rsid="0038d926"/>
    </style:style>
    <style:style style:name="P72" style:family="paragraph" style:parent-style-name="Table_20_Contents" style:list-style-name="L2">
      <style:paragraph-properties fo:text-align="start" style:justify-single-word="false"/>
    </style:style>
    <style:style style:name="P73" style:family="paragraph" style:parent-style-name="Text_20_body" style:list-style-name="L1">
      <style:text-properties officeooo:rsid="00a8cf11" officeooo:paragraph-rsid="00adc9ec"/>
    </style:style>
    <style:style style:name="P74" style:family="paragraph" style:parent-style-name="Text_20_body" style:list-style-name="L3"/>
    <style:style style:name="P75" style:family="paragraph" style:parent-style-name="Text_20_body" style:list-style-name="L3">
      <style:paragraph-properties fo:margin-top="0in" fo:margin-bottom="0in" style:contextual-spacing="false"/>
    </style:style>
    <style:style style:name="P76" style:family="paragraph" style:parent-style-name="Text_20_body">
      <style:text-properties officeooo:rsid="00c2da6c" officeooo:paragraph-rsid="00c2da6c"/>
    </style:style>
    <style:style style:name="P77" style:family="paragraph" style:parent-style-name="Text_20_body">
      <style:text-properties officeooo:rsid="00c33023" officeooo:paragraph-rsid="00c33023"/>
    </style:style>
    <style:style style:name="P78" style:family="paragraph" style:parent-style-name="Text_20_body">
      <style:text-properties officeooo:rsid="00c3abcf" officeooo:paragraph-rsid="00c3abcf"/>
    </style:style>
    <style:style style:name="P79" style:family="paragraph" style:parent-style-name="Text_20_body">
      <style:text-properties officeooo:rsid="00c55ac1" officeooo:paragraph-rsid="00c55a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fo:font-weight="bold" officeooo:rsid="00b8fa64" style:font-weight-asian="bold" style:font-weight-complex="bold"/>
    </style:style>
    <style:style style:name="T5" style:family="text">
      <style:text-properties fo:font-weight="bold" officeooo:rsid="00ba5cf1" style:font-weight-asian="bold" style:font-weight-complex="bold"/>
    </style:style>
    <style:style style:name="T6" style:family="text">
      <style:text-properties officeooo:rsid="001afcb1"/>
    </style:style>
    <style:style style:name="T7" style:family="text">
      <style:text-properties officeooo:rsid="001cbf69"/>
    </style:style>
    <style:style style:name="T8" style:family="text">
      <style:text-properties officeooo:rsid="002c4187"/>
    </style:style>
    <style:style style:name="T9" style:family="text">
      <style:text-properties officeooo:rsid="002c91c1"/>
    </style:style>
    <style:style style:name="T10" style:family="text">
      <style:text-properties officeooo:rsid="002dbe01"/>
    </style:style>
    <style:style style:name="T11" style:family="text">
      <style:text-properties officeooo:rsid="0030bc52"/>
    </style:style>
    <style:style style:name="T12" style:family="text">
      <style:text-properties officeooo:rsid="0032860c"/>
    </style:style>
    <style:style style:name="T13" style:family="text">
      <style:text-properties officeooo:rsid="00335247"/>
    </style:style>
    <style:style style:name="T14" style:family="text">
      <style:text-properties officeooo:rsid="00349c54"/>
    </style:style>
    <style:style style:name="T15" style:family="text">
      <style:text-properties officeooo:rsid="00350a39"/>
    </style:style>
    <style:style style:name="T16" style:family="text">
      <style:text-properties officeooo:rsid="00275870"/>
    </style:style>
    <style:style style:name="T17" style:family="text">
      <style:text-properties officeooo:rsid="0036e994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6f2455" style:font-weight-asian="bold" style:font-weight-complex="bold"/>
    </style:style>
    <style:style style:name="T21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2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4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5" style:family="text">
      <style:text-properties fo:color="#c9211e" loext:opacity="100%" style:font-name="Bitstream Vera Sans Mono" fo:font-size="10pt" fo:font-weight="bold" officeooo:rsid="00b52ec5" style:font-size-asian="10pt" style:font-weight-asian="bold" style:font-size-complex="10pt" style:font-weight-complex="bold"/>
    </style:style>
    <style:style style:name="T26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color="#c9211e" loext:opacity="100%" officeooo:rsid="00bbc7a9"/>
    </style:style>
    <style:style style:name="T29" style:family="text">
      <style:text-properties fo:color="#c9211e" loext:opacity="100%" fo:font-style="italic" officeooo:rsid="00bbc7a9" style:font-style-asian="italic" style:font-style-complex="italic"/>
    </style:style>
    <style:style style:name="T30" style:family="text">
      <style:text-properties fo:color="#c9211e" loext:opacity="100%" officeooo:rsid="00bc82c7"/>
    </style:style>
    <style:style style:name="T31" style:family="text">
      <style:text-properties officeooo:rsid="003f0cbd"/>
    </style:style>
    <style:style style:name="T32" style:family="text">
      <style:text-properties officeooo:rsid="004d3383"/>
    </style:style>
    <style:style style:name="T33" style:family="text">
      <style:text-properties officeooo:rsid="005031eb"/>
    </style:style>
    <style:style style:name="T34" style:family="text">
      <style:text-properties officeooo:rsid="005731fa"/>
    </style:style>
    <style:style style:name="T35" style:family="text">
      <style:text-properties officeooo:rsid="0067931f"/>
    </style:style>
    <style:style style:name="T36" style:family="text">
      <style:text-properties fo:color="#000000" loext:opacity="100%" fo:font-weight="normal" officeooo:rsid="006f2455" style:font-weight-asian="normal" style:font-weight-complex="normal"/>
    </style:style>
    <style:style style:name="T37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8" style:family="text">
      <style:text-properties officeooo:rsid="0073b5e6"/>
    </style:style>
    <style:style style:name="T39" style:family="text">
      <style:text-properties officeooo:rsid="00741468"/>
    </style:style>
    <style:style style:name="T40" style:family="text">
      <style:text-properties officeooo:rsid="00790c83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7bff26"/>
    </style:style>
    <style:style style:name="T43" style:family="text">
      <style:text-properties officeooo:rsid="007de2ac"/>
    </style:style>
    <style:style style:name="T44" style:family="text">
      <style:text-properties officeooo:rsid="007edcd8"/>
    </style:style>
    <style:style style:name="T45" style:family="text">
      <style:text-properties officeooo:rsid="0085385b"/>
    </style:style>
    <style:style style:name="T46" style:family="text">
      <style:text-properties officeooo:rsid="008b85bc"/>
    </style:style>
    <style:style style:name="T47" style:family="text">
      <style:text-properties officeooo:rsid="004e757c"/>
    </style:style>
    <style:style style:name="T48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50" style:family="text">
      <style:text-properties officeooo:rsid="008bc267"/>
    </style:style>
    <style:style style:name="T51" style:family="text">
      <style:text-properties officeooo:rsid="008d5e97"/>
    </style:style>
    <style:style style:name="T52" style:family="text">
      <style:text-properties officeooo:rsid="008e8896"/>
    </style:style>
    <style:style style:name="T53" style:family="text">
      <style:text-properties officeooo:rsid="0090114e"/>
    </style:style>
    <style:style style:name="T54" style:family="text">
      <style:text-properties officeooo:rsid="0093880b"/>
    </style:style>
    <style:style style:name="T55" style:family="text">
      <style:text-properties officeooo:rsid="00957184"/>
    </style:style>
    <style:style style:name="T56" style:family="text">
      <style:text-properties officeooo:rsid="009cc248"/>
    </style:style>
    <style:style style:name="T57" style:family="text">
      <style:text-properties officeooo:rsid="009e949d"/>
    </style:style>
    <style:style style:name="T58" style:family="text">
      <style:text-properties officeooo:rsid="00a4f2ca"/>
    </style:style>
    <style:style style:name="T59" style:family="text">
      <style:text-properties officeooo:rsid="003c9847"/>
    </style:style>
    <style:style style:name="T60" style:family="text">
      <style:text-properties officeooo:rsid="00a97c05"/>
    </style:style>
    <style:style style:name="T61" style:family="text">
      <style:text-properties officeooo:rsid="00ac73ed"/>
    </style:style>
    <style:style style:name="T62" style:family="text">
      <style:text-properties officeooo:rsid="00adc9ec"/>
    </style:style>
    <style:style style:name="T63" style:family="text">
      <style:text-properties officeooo:rsid="00af3117"/>
    </style:style>
    <style:style style:name="T64" style:family="text">
      <style:text-properties officeooo:rsid="00b19c09"/>
    </style:style>
    <style:style style:name="T65" style:family="text">
      <style:text-properties officeooo:rsid="00b70746"/>
    </style:style>
    <style:style style:name="T66" style:family="text">
      <style:text-properties officeooo:rsid="00b8fa64"/>
    </style:style>
    <style:style style:name="T67" style:family="text">
      <style:text-properties officeooo:rsid="00ba5cf1"/>
    </style:style>
    <style:style style:name="T68" style:family="text">
      <style:text-properties style:font-name="Lato Medium1" fo:font-weight="normal" officeooo:rsid="00b8fa64" style:font-weight-asian="normal" style:font-weight-complex="normal"/>
    </style:style>
    <style:style style:name="T69" style:family="text">
      <style:text-properties style:font-name="Lato Medium1" fo:font-weight="normal" officeooo:rsid="00ba5cf1" style:font-weight-asian="normal" style:font-weight-complex="normal"/>
    </style:style>
    <style:style style:name="T70" style:family="text">
      <style:text-properties officeooo:rsid="00bd0a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Azure Translator 3.0 REST Services Documentation</text:h>
      <text:h text:style-name="Heading_20_3" text:outline-level="3">Important Links</text:h>
      <text:p text:style-name="P78"><text:a xlink:type="simple" xlink:href="https://portal.azure.com/#home" text:style-name="Internet_20_link" text:visited-style-name="Visited_20_Internet_20_Link">Azure Portal</text:a></text:p>
      <text:p text:style-name="P76"><text:a xlink:type="simple" xlink:href="https://azure.microsoft.com/en-us/offers/ms-azr-0003p/" text:style-name="Internet_20_link" text:visited-style-name="Visited_20_Internet_20_Link">Pay-as-you-go rates</text:a></text:p>
      <text:p text:style-name="P77"><text:a xlink:type="simple" xlink:href="https://docs.microsoft.com/en-us/azure/azure-resource-manager/management/azure-subscription-service-limits" text:style-name="Internet_20_link" text:visited-style-name="Visited_20_Internet_20_Link">Limits, Quotas and Restratins</text:a></text:p>
      <text:p text:style-name="P79">Howto <text:a xlink:type="simple" xlink:href="https://docs.microsoft.com/en-us/azure/cost-management-billing/manage/cancel-azure-subscription" text:style-name="Internet_20_link" text:visited-style-name="Visited_20_Internet_20_Link">Cancel subscription</text:a></text:p>
      <text:p text:style-name="P63">See documentation:</text:p>
      <text:list xml:id="list1340102407" text:style-name="L1">
        <text:list-item>
          <text:p text:style-name="P73"><text:span text:style-name="T62">O</text:span>n <text:a xlink:type="simple" xlink:href="https://github.com/MicrosoftDocs/azure-docs/blob/main/articles/cognitive-services/Translator/reference/v3-0-translate.md" text:style-name="Internet_20_link" text:visited-style-name="Visited_20_Internet_20_Link"><text:span text:style-name="T63">github</text:span></text:a>.</text:p>
        </text:list-item>
        <text:list-item>
          <text:p text:style-name="P73"><text:span text:style-name="T62">Main </text:span><text:a xlink:type="simple" xlink:href="https://docs.microsoft.com/en-us/azure/cognitive-services/translator/" text:style-name="Internet_20_link" text:visited-style-name="Visited_20_Internet_20_Link"><text:span text:style-name="T62">landing page</text:span></text:a><text:span text:style-name="T62"> </text:span><text:span text:style-name="T64">which is excellent</text:span></text:p>
        </text:list-item>
      </text:list>
      <text:h text:style-name="P67" text:outline-level="2"><text:span text:style-name="T34">Endpoint </text:span><text:span text:style-name="T39">for </text:span><text:span text:style-name="T46">All </text:span><text:span text:style-name="T9">Translat</text:span><text:span text:style-name="T13">o</text:span><text:span text:style-name="T9">r </text:span><text:span text:style-name="T39">Version </text:span><text:span text:style-name="T9">3.0 </text:span><text:span text:style-name="T46">Requests</text:span><text:span text:style-name="T9"> </text:span></text:h>
      <text:p text:style-name="P49">The endpoint or base URL for a Translator 3.0 request is:</text:p>
      <text:p text:style-name="P49"/>
      <table:table table:name="Table1" table:style-name="Table1">
        <table:table-column table:style-name="Table1.A"/>
        <table:table-column table:style-name="Table1.B"/>
        <table:table-row table:style-name="TableLine94551979216432">
          <table:table-cell table:style-name="Table1.A1" office:value-type="string">
            <text:p text:style-name="P36">Country</text:p>
          </table:table-cell>
          <table:table-cell table:style-name="Table1.A1" office:value-type="string">
            <text:p text:style-name="P36">Endpoint</text:p>
          </table:table-cell>
        </table:table-row>
        <table:table-row table:style-name="TableLine94551979233504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40">https://api.cognitive.microsofttranslator.com</text:p>
          </table:table-cell>
        </table:table-row>
      </table:table>
      <text:p text:style-name="P51"/>
      <text:p text:style-name="P49">The version of Translator we will use will be 3.0, which is specified as a query string parameter. For example, to request tranlation of input text, we append “/translate” to the endpoint and then supply the version <text:span text:style-name="T50">number</text:span>: </text:p>
      <text:p text:style-name="P49"><text:s/><text:span text:style-name="T37">https://api.cognitive.microsofttranslator.com</text:span><text:span text:style-name="T23">/</text:span><text:span text:style-name="T22">translate</text:span><text:span text:style-name="T48">?api-version=3.0</text:span></text:p>
      <text:h text:style-name="Heading_20_2" text:outline-level="2"><text:span text:style-name="T33">The Five </text:span><text:span text:style-name="T12">Azure </text:span><text:span text:style-name="T8">Translator </text:span><text:span text:style-name="T12">3.0</text:span><text:span text:style-name="T8"> </text:span><text:span text:style-name="T33">(</text:span>REST API<text:span text:style-name="T33">)</text:span> Request <text:span text:style-name="T33">Types</text:span></text:h>
      <text:p text:style-name="P13"/>
      <text:p text:style-name="P13"><text:span text:style-name="T10">Azure Translator 3.0 </text:span><text:span text:style-name="T51">supports </text:span><text:span text:style-name="T10">the five types of services. </text:span><text:span text:style-name="T51">Each uses a </text:span><text:span text:style-name="T46">different</text:span><text:span text:style-name="T38"> </text:span><text:span text:style-name="T51">URL “route” that is appened to the endpoint. The </text:span><text:span text:style-name="T38">REST request</text:span><text:span text:style-name="T46">s </text:span><text:span text:style-name="T51">types</text:span><text:span text:style-name="T46"> are </text:span><text:span text:style-name="T10">liste</text:span><text:span text:style-name="T46">d</text:span><text:span text:style-name="T10"> <text:s/></text:span><text:span text:style-name="T38">below</text:span><text:span text:style-name="T10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551979218384">
            <table:table-cell table:style-name="Table6.A1" office:value-type="string">
              <text:p text:style-name="P12">Request <text:span text:style-name="T8">Type</text:span></text:p>
            </table:table-cell>
            <table:table-cell table:style-name="Table6.A1" office:value-type="string">
              <text:p text:style-name="P46">URL “<text:span text:style-name="T54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551978349952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28">/<text:span text:style-name="T51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551979286112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28">/<text:span text:style-name="T51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551979286992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28">/<text:span text:style-name="T51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551979287968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2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551979289168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0"><text:span text:style-name="T52">/dictionary/</text:span><text:span text:style-name="T53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2">Since version 3.0 of Translator will always be used, the five request types will begin with these extended URLs:</text:p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551979266096">
            <table:table-cell table:style-name="Table3.A1" office:value-type="string">
              <text:p text:style-name="P44">Request <text:span text:style-name="T8">Type</text:span></text:p>
            </table:table-cell>
            <table:table-cell table:style-name="Table3.A1" office:value-type="string">
              <text:p text:style-name="P47">URL “<text:span text:style-name="T54">route”</text:span></text:p>
            </table:table-cell>
            <table:table-cell table:style-name="Table3.A1" office:value-type="string">
              <text:p text:style-name="P39">Endpoint <text:span text:style-name="T55">+ route + API Version</text:span></text:p>
            </table:table-cell>
          </table:table-row>
        </table:table-header-rows>
        <table:table-row table:style-name="TableLine94551979319792">
          <table:table-cell table:style-name="Table3.A1" office:value-type="string">
            <text:p text:style-name="P43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29">/<text:span text:style-name="T51">languages</text:span></text:p>
          </table:table-cell>
          <table:table-cell table:style-name="Table3.C2" office:value-type="string">
            <text:p text:style-name="P41"/>
            <text:p text:style-name="P50"><text:span text:style-name="T37">https://api.cognitive.microsofttranslator.com</text:span><text:span text:style-name="T23">/</text:span><text:span text:style-name="T24">languages</text:span><text:span text:style-name="T48">?api-version=3.0</text:span></text:p>
          </table:table-cell>
        </table:table-row>
        <table:table-row table:style-name="TableLine94551979320544">
          <table:table-cell table:style-name="Table3.A1" office:value-type="string">
            <text:p text:style-name="P43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29">/<text:span text:style-name="T51">translat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translate</text:span><text:span text:style-name="T48">?api-version=3.0</text:span></text:p>
          </table:table-cell>
        </table:table-row>
        <table:table-row table:style-name="TableLine94551979321360">
          <table:table-cell table:style-name="Table3.A1" office:value-type="string">
            <text:p text:style-name="P43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29">/<text:span text:style-name="T51">breaksentenc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breaksentence</text:span><text:span text:style-name="T48">?api-version=3.0</text:span></text:p>
          </table:table-cell>
        </table:table-row>
        <table:table-row table:style-name="TableLine94551979322224">
          <table:table-cell table:style-name="Table3.A1" office:value-type="string">
            <text:p text:style-name="P43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3">/dictionary/lookup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dictionary/lookup</text:span><text:span text:style-name="T48">?api-version=3.0</text:span></text:p>
          </table:table-cell>
        </table:table-row>
        <table:table-row table:style-name="TableLine94551979323040">
          <table:table-cell table:style-name="Table3.A1" office:value-type="string">
            <text:p text:style-name="P43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1"><text:span text:style-name="T52">/dictionary/</text:span><text:span text:style-name="T53">examples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6">/dictionary/</text:span><text:span text:style-name="T27">examples</text:span><text:span text:style-name="T48">?api-version=3.0</text:span></text:p>
          </table:table-cell>
        </table:table-row>
      </table:table>
      <text:p text:style-name="P52"/>
      <text:p text:style-name="P65"><text:span text:style-name="T21">Important</text:span><text:span text:style-name="T47">: <text:s/></text:span><text:span text:style-name="T2">api-verions=3.0</text:span><text:span text:style-name="T40"> must be the first query string parameter.</text:span></text:p>
      <text:h text:style-name="P68" text:outline-level="2">Translator 3.0 Translate Requests</text:h>
      <text:p text:style-name="P53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3" text:outline-level="3">Endpoint and Route</text:h>
      <text:p text:style-name="P56"><text:span text:style-name="T49">https://api.cognitive.microsofttranslator.com</text:span><text:span text:style-name="T23">/</text:span><text:span text:style-name="T24">translate?</text:span><text:span text:style-name="T25">api-version=3.0</text:span></text:p>
      <text:p text:style-name="P42">Endpoint is in blue and route is in read.</text:p>
      <text:h text:style-name="P69" text:outline-level="3"><text:span text:style-name="T16">Translat</text:span><text:span text:style-name="T11">or </text:span><text:span text:style-name="T15">3.0 Required Headers</text:span></text:h>
      <text:h text:style-name="Heading_20_4" text:outline-level="4">Autehtication Headers</text:h>
      <text:p text:style-name="P48">While there are several <text:span text:style-name="T42">different methods</text:span> of authenicati<text:span text:style-name="T56">o</text:span>n—including the use of a bearer token, <text:span text:style-name="T43">Azure Active Directory and so on</text:span>—the header settings <text:span text:style-name="T42">below are how I </text:span><text:span text:style-name="T43">will</text:span><text:span text:style-name="T42"> authencitcate when making a Translaor 3.0</text:span> REST API call.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551978996928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3">My Values</text:p>
            </table:table-cell>
          </table:table-row>
        </table:table-header-rows>
        <table:table-row table:style-name="TableLine94551979377504">
          <table:table-cell table:style-name="Table2.A1" office:value-type="string">
            <text:p text:style-name="P26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44">My keys are:</text:span></text:p>
            <text:p text:style-name="P5"/>
            <text:list xml:id="list1317402691" text:style-name="L2">
              <text:list-item>
                <text:p text:style-name="P72">ef6e5b44c68d438c8d79cae2f8c020ba</text:p>
                <text:p text:style-name="P72"/>
              </text:list-item>
              <text:list-item>
                <text:p text:style-name="P72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35">See </text:span><text:span text:style-name="T32">my Azure portal account </text:span><text:span text:style-name="T35">for my keys.</text:span></text:p>
          </table:table-cell>
        </table:table-row>
        <table:table-row table:style-name="TableLine94551979377984">
          <table:table-cell table:style-name="Table2.A1" office:value-type="string">
            <text:p text:style-name="P26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2"><text:span text:style-name="T20">e</text:span><text:span text:style-name="T19">astus2 </text:span><text:span text:style-name="T36">is my region.</text:span></text:p>
          </table:table-cell>
        </table:table-row>
      </table:table>
      <text:p text:style-name="Standard"/>
      <text:p text:style-name="P21"/>
      <text:h text:style-name="Heading_20_4" text:outline-level="4"><text:span text:style-name="T17">Header for </text:span>Content <text:span text:style-name="T6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551979342880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551979394048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4"><text:line-break/>Specifies the content type of the payload.</text:p>
            <text:p text:style-name="P24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551979394320">
          <table:table-cell table:style-name="Table4.A1" office:value-type="string">
            <text:p text:style-name="P2">Content-Length <text:s/><text:span text:style-name="T58">(See comments below)</text:span></text:p>
          </table:table-cell>
          <table:table-cell table:style-name="Table4.A1" office:value-type="string">
            <text:p text:style-name="P34"><text:line-break/>The length of the request body. <text:span text:style-name="T18"><text:s/></text:span><text:span text:style-name="T30">This is </text:span><text:span text:style-name="T28">NOT <text:s/>Needed for </text:span><text:span text:style-name="T29">translation</text:span><text:span text:style-name="T28"> requests</text:span></text:p>
          </table:table-cell>
        </table:table-row>
      </table:table>
      <text:p text:style-name="P1"/>
      <text:p text:style-name="P64">Comments: </text:p>
      <text:p text:style-name="P64"><text:span text:style-name="T65">I believe </text:span><text:span text:style-name="T1">json</text:span> is the <text:span text:style-name="T41">default setting</text:span> Guzzle <text:span text:style-name="T56">uses </text:span><text:span text:style-name="T65">for Content-Type</text:span><text:span text:style-name="T56">. </text:span><text:span text:style-name="T66">Thus,</text:span><text:span text:style-name="T56"> </text:span><text:span text:style-name="T3">Content-Length</text:span><text:span text:style-name="T59"> is </text:span><text:span text:style-name="T56">not </text:span><text:span text:style-name="T59">really required </text:span><text:span text:style-name="T57">for the translation request</text:span><text:span text:style-name="T59">.</text:span></text:p>
      <text:p text:style-name="P64"/>
      <text:p text:style-name="Text_20_body"><text:span text:style-name="T56">The </text:span><text:a xlink:type="simple" xlink:href="https://docs.microsoft.com/en-us/azure/cognitive-services/translator/quickstart-translator?tabs=csharp#get-sentence-length-during-translation" text:style-name="Internet_20_link" text:visited-style-name="Visited_20_Internet_20_Link"><text:span text:style-name="T45">Get Sentence Length</text:span></text:a><text:span text:style-name="T45">”section of </text:span><text:span text:style-name="T59">the </text:span><text:a xlink:type="simple" xlink:href="https://docs.microsoft.com/en-us/azure/cognitive-services/translator/quickstart-translator?tabs=csharp" text:style-name="Internet_20_link" text:visited-style-name="Visited_20_Internet_20_Link"><text:span text:style-name="T59">Quick Start guide</text:span></text:a><text:span text:style-name="T59"> </text:span><text:span text:style-name="T66">explains if you set </text:span><text:span text:style-name="T67">(when requesting </text:span><text:span text:style-name="T5">translation?api-version=3.0</text:span><text:span text:style-name="T67"> ) </text:span><text:span text:style-name="T59">the </text:span><text:span text:style-name="T66">query parameter “</text:span><text:span text:style-name="Source_20_Text"><text:span text:style-name="T3">includeSentenceLength</text:span></text:span><text:span text:style-name="Source_20_Text"><text:span text:style-name="T4">=true”</text:span></text:span><text:span text:style-name="Source_20_Text"><text:span text:style-name="T68">, </text:span></text:span><text:span text:style-name="Source_20_Text"><text:span text:style-name="T69">the input and output sentence lengths will be also returned in the response.</text:span></text:span></text:p>
      <text:p text:style-name="P17"><text:span text:style-name="Source_20_Text"/></text:p>
      <text:h text:style-name="Heading_20_3" text:outline-level="3">Optional <text:span text:style-name="T7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551979394992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551979416544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70" text:outline-level="3">Translate Request Body</text:h>
      <text:p text:style-name="P54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5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4231553601" text:style-name="L3">
        <text:list-item>
          <text:p text:style-name="P75">The array can have at most <text:span text:style-name="T41">25 elements</text:span>. </text:p>
          <text:p text:style-name="P75"/>
        </text:list-item>
        <text:list-item>
          <text:p text:style-name="P74">The entire text included in the request cannot exceed <text:span text:style-name="T41">5,000 characters including spaces</text:span>. </text:p>
        </text:list-item>
      </text:list>
      <text:p text:style-name="P57">Example input JSON array <text:span text:style-name="T60">of two JSON objects:</text:span></text:p>
      <text:p text:style-name="Preformatted_20_Text"><text:s/>[ {"<text:span text:style-name="T70">T</text:span>ext":"Freitag"}, {"<text:span text:style-name="T70">T</text:span>ext":"Montag"} ];</text:p>
      <text:p text:style-name="Preformatted_20_Text"/>
      <text:p text:style-name="Preformatted_20_Text"/>
      <text:h text:style-name="Heading_20_3" text:outline-level="3"><text:span text:style-name="T14">Translator 3.0 </text:span>Optional Query Parameters</text:h>
      <text:h text:style-name="Heading_20_4" text:outline-level="4">Required Parameters</text:h>
      <text:p text:style-name="P19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551979399504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551979456432">
          <table:table-cell table:style-name="Table8.A1" office:value-type="string">
            <text:p text:style-name="P25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9">3.0</text:span></text:span>.</text:p>
          </table:table-cell>
        </table:table-row>
        <table:table-row table:style-name="TableLine94551979460704">
          <table:table-cell table:style-name="Table8.A1" office:value-type="string">
            <text:p text:style-name="P25"/>
            <text:p text:style-name="P25">to</text:p>
          </table:table-cell>
          <table:table-cell table:style-name="Table8.A1" office:value-type="string">
            <text:p text:style-name="P20"><text:span text:style-name="Emphasis">Required parameter</text:span>. </text:p>
            <text:p text:style-name="P20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8" text:outline-level="4"><text:span text:style-name="T31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551979448352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551979466912">
          <table:table-cell table:style-name="Table7.A1" office:value-type="string">
            <text:p text:style-name="P27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551979512304">
          <table:table-cell table:style-name="Table7.A1" office:value-type="string">
            <text:p text:style-name="P27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551979512576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551979513184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551979513792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551979514400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551979515008">
          <table:table-cell table:style-name="Table7.A1" office:value-type="string">
            <text:p text:style-name="P27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551979515616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551979516496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551979517104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551979517712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P71" text:outline-level="3"/>
      <text:h text:style-name="Heading_20_3" text:outline-level="3">Example Response <text:span text:style-name="T61">Object</text:span></text:h>
      <text:p text:style-name="P38">Input Request Body</text:p>
      <text:p text:style-name="P62">The input is an json array of two json objects:</text:p>
      <text:p text:style-name="P59"><text:s/>[ {"text":"Freitag"}, {"text":"Montag"} ];</text:p>
      <text:p text:style-name="P60"/>
      <text:p text:style-name="P37">Response Object</text:p>
      <text:p text:style-name="P37"/>
      <text:p text:style-name="P61">This is the joson response object:</text:p>
      <text:p text:style-name="P60"/>
      <text:p text:style-name="P58">[{"translations": [</text:p>
      <text:p text:style-name="P58"><text:tab/><text:tab/><text:tab/>{</text:p>
      <text:p text:style-name="P58"><text:tab/><text:tab/><text:tab/><text:tab/>"text": "Fri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7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,</text:p>
      <text:p text:style-name="P58"><text:tab/>{</text:p>
      <text:p text:style-name="P58"><text:tab/><text:tab/>"translations": [</text:p>
      <text:p text:style-name="P58"><text:tab/><text:tab/><text:tab/>{</text:p>
      <text:p text:style-name="P58"><text:tab/><text:tab/><text:tab/><text:tab/>"text": "Mon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6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</text:p>
      <text:p text:style-name="P58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4-12T12:09:51.242633057</dc:date>
    <meta:editing-duration>PT5H6M31S</meta:editing-duration>
    <meta:editing-cycles>152</meta:editing-cycles>
    <meta:generator>LibreOffice/7.2.6.2$Linux_X86_64 LibreOffice_project/20$Build-2</meta:generator>
    <meta:document-statistic meta:table-count="8" meta:image-count="0" meta:object-count="0" meta:page-count="1" meta:paragraph-count="191" meta:word-count="1181" meta:character-count="8614" meta:non-whitespace-character-count="7465"/>
  </office:meta>
</office:document-meta>
</file>